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cb170" officeooo:paragraph-rsid="001cb170"/>
    </style:style>
    <style:style style:name="P2" style:family="paragraph" style:parent-style-name="Standard" style:list-style-name="L1">
      <style:text-properties officeooo:rsid="001cb170" officeooo:paragraph-rsid="001cb170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5<text:span text:style-name="T1">th</text:span> June 2020</text:p>
      <text:p text:style-name="P1">UniLearn</text:p>
      <text:p text:style-name="P1"/>
      <text:p text:style-name="P1"/>
      <text:list xml:id="list2370109506" text:style-name="L1">
        <text:list-item>
          <text:p text:style-name="P2">feedback (after user click submit <text:a xlink:type="simple" xlink:href="mailto:security@unilearn.com.eg" text:style-name="Internet_20_link" text:visited-style-name="Visited_20_Internet_20_Link">security@unilearn.com.eg</text:a> will send mail to <text:a xlink:type="simple" xlink:href="mailto:feedback@unilearn.com.eg" text:style-name="Internet_20_link" text:visited-style-name="Visited_20_Internet_20_Link">feedback@unilearn.com.eg</text:a> with user id, username, status, comment)</text:p>
        </text:list-item>
        <text:list-item>
          <text:p text:style-name="P2">address book (if user is teacher AB will show all school students, else is student AB will show all teachers, after user select all receivers, set header, body, file &gt; message will be sent to all selected receiver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15T16:42:45.990207023</meta:creation-date>
    <dc:date>2020-06-15T16:49:38.438624206</dc:date>
    <meta:editing-duration>PT6M53S</meta:editing-duration>
    <meta:editing-cycles>1</meta:editing-cycles>
    <meta:document-statistic meta:table-count="0" meta:image-count="0" meta:object-count="0" meta:page-count="1" meta:paragraph-count="4" meta:word-count="61" meta:character-count="380" meta:non-whitespace-character-count="325"/>
    <meta:generator>LibreOffice/6.0.7.3$Linux_X86_64 LibreOffice_project/00m0$Build-3</meta:generator>
  </office:meta>
</office:document-meta>
</file>